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800000018179D4B2F.png" manifest:media-type="image/png"/>
  <manifest:file-entry manifest:full-path="Pictures/10000001000000180000001833EC7C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18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3cm" fo:break-before="auto" style:use-optimal-row-height="true"/>
    </style:style>
    <style:style style:name="ro4" style:family="table-row">
      <style:table-row-properties style:row-height="2.014cm" fo:break-before="auto" style:use-optimal-row-height="true"/>
    </style:style>
    <style:style style:name="ro5" style:family="table-row">
      <style:table-row-properties style:row-height="0.829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prefeitura.pbh.gov.br/sites/default/files/private-images/social-icon/imprimir.png" draw:style-name="gr1" draw:text-style-name="P1" svg:width="0.978cm" svg:height="0.978cm" svg:x="205.458cm" svg:y="78.384cm">
            <draw:image xlink:href="https://prefeitura.pbh.gov.br/sites/default/files/private-images/social-icon/imprimir.png" xlink:type="simple" xlink:show="embed" xlink:actuate="onLoad" draw:mime-type="image/png">
              <text:p/>
            </draw:image>
          </draw:frame>
          <draw:frame draw:z-index="1" draw:name="https://prefeitura.pbh.gov.br/sites/default/files/private-images/social-icon/facebook-share.svg" draw:style-name="gr1" draw:text-style-name="P1" svg:width="0.634cm" svg:height="0.634cm" svg:x="206.437cm" svg:y="78.384cm">
            <draw:image xlink:href="https://prefeitura.pbh.gov.br/sites/default/files/private-images/social-icon/facebook-share.svg" xlink:type="simple" xlink:show="embed" xlink:actuate="onLoad" draw:mime-type="image/svg+xml">
              <text:p/>
            </draw:image>
            <draw:image xlink:href="Pictures/10000001000000180000001833EC7C1A.png" xlink:type="simple" xlink:show="embed" xlink:actuate="onLoad" draw:mime-type="image/png"/>
          </draw:frame>
          <draw:frame draw:z-index="2" draw:name="https://prefeitura.pbh.gov.br/sites/default/files/private-images/social-icon/x.svg" draw:style-name="gr1" draw:text-style-name="P1" svg:width="0.634cm" svg:height="0.634cm" svg:x="207.072cm" svg:y="78.384cm">
            <draw:image xlink:href="https://prefeitura.pbh.gov.br/sites/default/files/private-images/social-icon/x.svg" xlink:type="simple" xlink:show="embed" xlink:actuate="onLoad" draw:mime-type="image/svg+xml">
              <text:p/>
            </draw:image>
            <draw:image xlink:href="Pictures/100000010000001800000018179D4B2F.png" xlink:type="simple" xlink:show="embed" xlink:actuate="onLoad" draw:mime-type="image/png"/>
          </draw:frame>
          <draw:frame draw:z-index="3" draw:name="https://prefeitura.pbh.gov.br/sites/default/files/private-images/social-icon/imprimir.png" draw:style-name="gr1" draw:text-style-name="P1" svg:width="0.978cm" svg:height="0.978cm" svg:x="435.751cm" svg:y="36.625cm">
            <draw:image xlink:href="https://prefeitura.pbh.gov.br/sites/default/files/private-images/social-icon/imprimir.png" xlink:type="simple" xlink:show="embed" xlink:actuate="onLoad" draw:mime-type="image/png">
              <text:p/>
            </draw:image>
          </draw:frame>
          <draw:frame draw:z-index="4" draw:name="https://prefeitura.pbh.gov.br/sites/default/files/private-images/social-icon/facebook-share.svg" draw:style-name="gr1" draw:text-style-name="P1" svg:width="0.634cm" svg:height="0.634cm" svg:x="436.73cm" svg:y="36.625cm">
            <draw:image xlink:href="https://prefeitura.pbh.gov.br/sites/default/files/private-images/social-icon/facebook-share.svg" xlink:type="simple" xlink:show="embed" xlink:actuate="onLoad" draw:mime-type="image/svg+xml">
              <text:p/>
            </draw:image>
            <draw:image xlink:href="Pictures/10000001000000180000001833EC7C1A.png" xlink:type="simple" xlink:show="embed" xlink:actuate="onLoad" draw:mime-type="image/png"/>
          </draw:frame>
          <draw:frame draw:z-index="5" draw:name="https://prefeitura.pbh.gov.br/sites/default/files/private-images/social-icon/x.svg" draw:style-name="gr1" draw:text-style-name="P1" svg:width="0.634cm" svg:height="0.634cm" svg:x="437.365cm" svg:y="36.625cm">
            <draw:image xlink:href="https://prefeitura.pbh.gov.br/sites/default/files/private-images/social-icon/x.svg" xlink:type="simple" xlink:show="embed" xlink:actuate="onLoad" draw:mime-type="image/svg+xml">
              <text:p/>
            </draw:image>
            <draw:image xlink:href="Pictures/100000010000001800000018179D4B2F.png" xlink:type="simple" xlink:show="embed" xlink:actuate="onLoad" draw:mime-type="image/png"/>
          </draw:frame>
          <draw:frame draw:z-index="6" draw:name="https://prefeitura.pbh.gov.br/sites/default/files/private-images/social-icon/imprimir.png" draw:style-name="gr1" draw:text-style-name="P1" svg:width="0.978cm" svg:height="0.978cm" svg:x="512.516cm" svg:y="32.713cm">
            <draw:image xlink:href="https://prefeitura.pbh.gov.br/sites/default/files/private-images/social-icon/imprimir.png" xlink:type="simple" xlink:show="embed" xlink:actuate="onLoad" draw:mime-type="image/png">
              <text:p/>
            </draw:image>
          </draw:frame>
          <draw:frame draw:z-index="7" draw:name="https://prefeitura.pbh.gov.br/sites/default/files/private-images/social-icon/facebook-share.svg" draw:style-name="gr1" draw:text-style-name="P1" svg:width="0.634cm" svg:height="0.634cm" svg:x="513.495cm" svg:y="32.713cm">
            <draw:image xlink:href="https://prefeitura.pbh.gov.br/sites/default/files/private-images/social-icon/facebook-share.svg" xlink:type="simple" xlink:show="embed" xlink:actuate="onLoad" draw:mime-type="image/svg+xml">
              <text:p/>
            </draw:image>
            <draw:image xlink:href="Pictures/10000001000000180000001833EC7C1A.png" xlink:type="simple" xlink:show="embed" xlink:actuate="onLoad" draw:mime-type="image/png"/>
          </draw:frame>
          <draw:frame draw:z-index="8" draw:name="https://prefeitura.pbh.gov.br/sites/default/files/private-images/social-icon/x.svg" draw:style-name="gr1" draw:text-style-name="P1" svg:width="0.634cm" svg:height="0.634cm" svg:x="514.13cm" svg:y="32.713cm">
            <draw:image xlink:href="https://prefeitura.pbh.gov.br/sites/default/files/private-images/social-icon/x.svg" xlink:type="simple" xlink:show="embed" xlink:actuate="onLoad" draw:mime-type="image/svg+xml">
              <text:p/>
            </draw:image>
            <draw:image xlink:href="Pictures/100000010000001800000018179D4B2F.png" xlink:type="simple" xlink:show="embed" xlink:actuate="onLoad" draw:mime-type="image/png"/>
          </draw:frame>
        </table:shapes>
        <table:table-column table:style-name="co1" table:default-cell-style-name="ce3"/>
        <table:table-column table:style-name="co1" table:number-columns-repeated="142" table:default-cell-style-name="Default"/>
        <table:table-row table:style-name="ro1">
          <table:table-cell office:value-type="string" calcext:value-type="string">
            <text:p>Praça Modestino Sales Barbosa, 100 - Flávio Marques Lisboa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Dr. Cristiano Resende, 1.875 - Bonsucesso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José Gonçalves, 375 -  Barreiro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Rúbia Mara Barbosa, 113 - Diamante</text:p>
          </table:table-cell>
          <table:table-cell table:number-columns-repeated="142"/>
        </table:table-row>
        <table:table-row table:style-name="ro4">
          <table:table-cell office:value-type="string" calcext:value-type="string">
            <text:p>Rua Maria de Lourdes Manso, 80 - Bairro das Indústrias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Eridano, 540 - Miramar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Hugo Campos Martins, 15  - Tirol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Alternador 105 , Independência</text:p>
          </table:table-cell>
          <table:table-cell table:number-columns-repeated="142"/>
        </table:table-row>
        <table:table-row table:style-name="ro4">
          <table:table-cell office:value-type="string" calcext:value-type="string">
            <text:p>Rua Wanderley de Sales Barbosa, 350 - Marilândia</text:p>
          </table:table-cell>
          <table:table-cell table:number-columns-repeated="142"/>
        </table:table-row>
        <table:table-row table:style-name="ro4">
          <table:table-cell office:value-type="string" calcext:value-type="string">
            <text:p>Rua Waldir César Branquinho, 111 - Túnel de Ibirité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Flor de Maio, 172 - Lindeia</text:p>
          </table:table-cell>
          <table:table-cell table:number-columns-repeated="142"/>
        </table:table-row>
        <table:table-row table:style-name="ro5">
          <table:table-cell office:value-type="string" calcext:value-type="string">
            <text:p>Rua Chafariz, 04 - Petrópolis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dos Cruzeirenses, 30 - Milionários</text:p>
          </table:table-cell>
          <table:table-cell table:number-columns-repeated="142"/>
        </table:table-row>
        <table:table-row table:style-name="ro6">
          <table:table-cell office:value-type="string" calcext:value-type="string">
            <text:p>Rua São Pedro da Aldeia, 55 - Pilar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Aristolino Basílio de Oliveira, 467 - Regina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Paulo Duarte, 280 - Santa Cecília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Nelson de Paula Pires, 325 - Pongelupe</text:p>
          </table:table-cell>
          <table:table-cell table:number-columns-repeated="142"/>
        </table:table-row>
        <table:table-row table:style-name="ro4">
          <table:table-cell office:value-type="string" calcext:value-type="string">
            <text:p>Rua Domício Gabriel de Vasconcelos, 100 - Vale do Jatobá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Coletivo, 68 - Vila Cemig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Otaviano de Carvalho, 174 - Vila Pinho</text:p>
          </table:table-cell>
          <table:table-cell table:number-columns-repeated="142"/>
        </table:table-row>
        <table:table-row table:style-name="ro6">
          <table:table-cell office:value-type="string" calcext:value-type="string">
            <text:p>Rua Bela Vista, 30Vila Cafezal - Serra</text:p>
          </table:table-cell>
          <table:table-cell table:number-columns-repeated="140"/>
          <table:table-cell table:style-name="ce6" table:number-columns-repeated="2"/>
        </table:table-row>
        <table:table-row table:style-name="ro2">
          <table:table-cell office:value-type="string" calcext:value-type="string">
            <text:p>Avenida Francisco Sales, 1.715 - Santa Efigênia</text:p>
          </table:table-cell>
          <table:table-cell table:number-columns-repeated="140"/>
          <table:table-cell table:style-name="ce3" table:number-columns-repeated="2"/>
        </table:table-row>
        <table:table-row table:style-name="ro3">
          <table:table-cell office:value-type="string" calcext:value-type="string">
            <text:p>Rua Gentios, 821 - São Bento</text:p>
          </table:table-cell>
          <table:table-cell table:number-columns-repeated="141"/>
          <table:table-cell table:style-name="ce3"/>
        </table:table-row>
        <table:table-row table:style-name="ro2">
          <table:table-cell office:value-type="string" calcext:value-type="string">
            <text:p>Rua Congonhas, 692 -  Santo Antônio</text:p>
          </table:table-cell>
          <table:table-cell table:number-columns-repeated="140"/>
          <table:table-cell table:style-name="ce3" table:number-columns-repeated="2"/>
        </table:table-row>
        <table:table-row table:style-name="ro4">
          <table:table-cell office:value-type="string" calcext:value-type="string">
            <text:p>Rua Paulino Marques Gontijo, 109 - Novo São Lucas</text:p>
          </table:table-cell>
          <table:table-cell table:number-columns-repeated="140"/>
          <table:table-cell table:style-name="ce3" table:number-columns-repeated="2"/>
        </table:table-row>
        <table:table-row table:style-name="ro5">
          <table:table-cell office:value-type="string" calcext:value-type="string">
            <text:p>Rua Corinto, 450 - Serra</text:p>
          </table:table-cell>
          <table:table-cell table:number-columns-repeated="141"/>
          <table:table-cell table:style-name="ce3"/>
        </table:table-row>
        <table:table-row table:style-name="ro4">
          <table:table-cell office:value-type="string" calcext:value-type="string">
            <text:p>Rua Uberaba, esquina com Augusto de Lima - Barro Preto</text:p>
          </table:table-cell>
          <table:table-cell table:number-columns-repeated="141"/>
          <table:table-cell table:style-name="ce3"/>
        </table:table-row>
        <table:table-row table:style-name="ro2">
          <table:table-cell office:value-type="string" calcext:value-type="string">
            <text:p>Rua Coronel Jorge Davis, 500 - São Lucas</text:p>
          </table:table-cell>
          <table:table-cell table:number-columns-repeated="140"/>
          <table:table-cell table:style-name="ce3" table:number-columns-repeated="2"/>
        </table:table-row>
        <table:table-row table:style-name="ro2">
          <table:table-cell office:value-type="string" calcext:value-type="string">
            <text:p>Rua Nossa Senhora de Fátima, 2.240 - Fazendinha</text:p>
          </table:table-cell>
          <table:table-cell table:number-columns-repeated="141"/>
          <table:table-cell table:style-name="ce3"/>
        </table:table-row>
        <table:table-row table:style-name="ro2">
          <table:table-cell office:value-type="string" calcext:value-type="string">
            <text:p>Rua Murilo Moraes de Andrade, 125 - Santa Lúcia</text:p>
          </table:table-cell>
          <table:table-cell table:number-columns-repeated="140"/>
          <table:table-cell table:style-name="ce3" table:number-columns-repeated="2"/>
        </table:table-row>
        <table:table-row table:style-name="ro3">
          <table:table-cell office:value-type="string" calcext:value-type="string">
            <text:p>Rua Cristina, 961 - São Pedro</text:p>
          </table:table-cell>
          <table:table-cell table:number-columns-repeated="141"/>
          <table:table-cell table:style-name="ce3"/>
        </table:table-row>
        <table:table-row table:style-name="ro3">
          <table:table-cell office:value-type="string" calcext:value-type="string">
            <text:p>Rua Iraí, 248 - Coração de Jesus</text:p>
          </table:table-cell>
          <table:table-cell table:number-columns-repeated="140"/>
          <table:table-cell table:style-name="ce3" table:number-columns-repeated="2"/>
        </table:table-row>
        <table:table-row table:style-name="ro2">
          <table:table-cell office:value-type="string" calcext:value-type="string">
            <text:p>Rua General Osório , 959 - Alto Vera Cruz</text:p>
          </table:table-cell>
          <table:table-cell table:number-columns-repeated="141"/>
          <table:table-cell table:style-name="ce3"/>
        </table:table-row>
        <table:table-row table:style-name="ro3">
          <table:table-cell office:value-type="string" calcext:value-type="string">
            <text:p>Rua Guruá, 833 - Boa Vista</text:p>
          </table:table-cell>
          <table:table-cell table:number-columns-repeated="140"/>
          <table:table-cell table:style-name="ce3" table:number-columns-repeated="2"/>
        </table:table-row>
        <table:table-row table:style-name="ro3">
          <table:table-cell office:value-type="string" calcext:value-type="string">
            <text:p>São Vicente, 735 - Granja de Freitas</text:p>
          </table:table-cell>
          <table:table-cell table:number-columns-repeated="141"/>
          <table:table-cell table:style-name="ce3"/>
        </table:table-row>
        <table:table-row table:style-name="ro3">
          <table:table-cell office:value-type="string" calcext:value-type="string">
            <text:p>Rua Pouso Alegre, 2042 - Floresta</text:p>
          </table:table-cell>
          <table:table-cell table:number-columns-repeated="140"/>
          <table:table-cell table:style-name="ce3" table:number-columns-repeated="2"/>
        </table:table-row>
        <table:table-row table:style-name="ro3">
          <table:table-cell office:value-type="string" calcext:value-type="string">
            <text:p>Rua Barreiro, 1.007 - Casa Branca</text:p>
          </table:table-cell>
          <table:table-cell table:number-columns-repeated="141"/>
          <table:table-cell table:style-name="ce3"/>
        </table:table-row>
        <table:table-row table:style-name="ro3">
          <table:table-cell office:value-type="string" calcext:value-type="string">
            <text:p>Rua Petrolina, 869/871 - Horto</text:p>
          </table:table-cell>
          <table:table-cell table:number-columns-repeated="64"/>
          <table:table-cell table:style-name="ce8" table:number-columns-spanned="6" table:number-rows-spanned="1"/>
          <table:covered-table-cell table:number-columns-repeated="5"/>
          <table:table-cell table:number-columns-repeated="70"/>
          <table:table-cell table:style-name="ce3" table:number-columns-repeated="2"/>
        </table:table-row>
        <table:table-row table:style-name="ro7">
          <table:table-cell office:value-type="string" calcext:value-type="string">
            <text:p>Rua Pedro Alexandrino de Mendonça, 127 - Taquaril</text:p>
          </table:table-cell>
          <table:table-cell table:number-columns-repeated="63"/>
          <table:table-cell table:style-name="ce1"/>
          <table:table-cell table:style-name="ce8"/>
          <table:table-cell table:number-columns-repeated="76"/>
          <table:table-cell table:style-name="ce3"/>
        </table:table-row>
        <table:table-row table:style-name="ro3">
          <table:table-cell office:value-type="string" calcext:value-type="string">
            <text:p>Avenida Mém de Sá, 1.001 - Paraíso</text:p>
          </table:table-cell>
          <table:table-cell table:number-columns-repeated="64"/>
          <table:table-cell table:style-name="ce8" table:number-columns-repeated="6"/>
          <table:table-cell table:number-columns-repeated="70"/>
          <table:table-cell table:style-name="ce3" table:number-columns-repeated="2"/>
        </table:table-row>
        <table:table-row table:style-name="ro3">
          <table:table-cell office:value-type="string" calcext:value-type="string">
            <text:p>Rua Leopoldo Gomes, 440 - Pompéia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8" table:number-columns-repeated="3"/>
          <table:table-cell table:number-columns-repeated="16"/>
          <table:table-cell table:style-name="ce3"/>
        </table:table-row>
        <table:table-row table:style-name="ro8">
          <table:table-cell office:value-type="string" calcext:value-type="string">
            <text:p>Rua Itumirim, 50 - Santa Inês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5"/>
          <table:table-cell table:style-name="ce3" table:number-columns-repeated="2"/>
        </table:table-row>
        <table:table-row table:style-name="ro3">
          <table:table-cell office:value-type="string" calcext:value-type="string">
            <text:p>Avenida Itaituba, 318 - São Geraldo</text:p>
          </table:table-cell>
          <table:table-cell table:number-columns-repeated="64"/>
          <table:table-cell table:style-name="ce3" table:number-columns-repeated="6"/>
          <table:table-cell table:number-columns-repeated="71"/>
          <table:table-cell table:style-name="ce3"/>
        </table:table-row>
        <table:table-row table:style-name="ro3">
          <table:table-cell office:value-type="string" calcext:value-type="string">
            <text:p>Rua Simão Pereira, 73 - Nova Vista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5"/>
          <table:table-cell table:style-name="ce3" table:number-columns-repeated="2"/>
        </table:table-row>
        <table:table-row table:style-name="ro4">
          <table:table-cell office:value-type="string" calcext:value-type="string">
            <text:p>Rua Desembargador Bráulio, 2.200 - Taquaril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6"/>
          <table:table-cell table:style-name="ce3"/>
        </table:table-row>
        <table:table-row table:style-name="ro1">
          <table:table-cell office:value-type="string" calcext:value-type="string">
            <text:p>Praça Padre Léo Verheyen, 36 (Antiga Praça Pedro Lessa) - Vera Cruz</text:p>
          </table:table-cell>
          <table:table-cell table:number-columns-repeated="64"/>
          <table:table-cell table:style-name="ce3" table:number-columns-repeated="6"/>
          <table:table-cell table:number-columns-repeated="70"/>
          <table:table-cell table:style-name="ce3" table:number-columns-repeated="2"/>
        </table:table-row>
        <table:table-row table:style-name="ro3">
          <table:table-cell office:value-type="string" calcext:value-type="string">
            <text:p>Rua Panema, 275 - Concórdia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6"/>
          <table:table-cell table:style-name="ce3"/>
        </table:table-row>
        <table:table-row table:style-name="ro2">
          <table:table-cell office:value-type="string" calcext:value-type="string">
            <text:p>Rua Borborema, 1.325 - Cachoeirinha</text:p>
          </table:table-cell>
          <table:table-cell table:number-columns-repeated="68"/>
          <table:table-cell table:style-name="ce3"/>
          <table:table-cell/>
          <table:table-cell table:style-name="ce3" table:number-columns-repeated="4"/>
          <table:table-cell table:number-columns-repeated="66"/>
          <table:table-cell table:style-name="ce3" table:number-columns-repeated="2"/>
        </table:table-row>
        <table:table-row table:style-name="ro2">
          <table:table-cell office:value-type="string" calcext:value-type="string">
            <text:p>Rua Ângela Benareges, 10 - Capitão Eduardo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3" table:number-columns-repeated="3"/>
          <table:table-cell table:number-columns-repeated="16"/>
          <table:table-cell table:style-name="ce3"/>
        </table:table-row>
        <table:table-row table:style-name="ro2">
          <table:table-cell office:value-type="string" calcext:value-type="string">
            <text:p>Rua Dr. Furtado de Menezes, 610 - Ipiranga</text:p>
          </table:table-cell>
          <table:table-cell table:number-columns-repeated="68"/>
          <table:table-cell table:style-name="ce3"/>
          <table:table-cell/>
          <table:table-cell table:style-name="ce3" table:number-columns-repeated="4"/>
          <table:table-cell table:number-columns-repeated="66"/>
          <table:table-cell table:style-name="ce3" table:number-columns-repeated="2"/>
        </table:table-row>
        <table:table-row table:style-name="ro2">
          <table:table-cell office:value-type="string" calcext:value-type="string">
            <text:p>Rua da Almas, 122 – Conjunto Paulo VI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3" table:number-columns-repeated="3"/>
          <table:table-cell table:number-columns-repeated="16"/>
          <table:table-cell table:style-name="ce3"/>
        </table:table-row>
        <table:table-row table:style-name="ro2">
          <table:table-cell office:value-type="string" calcext:value-type="string">
            <text:p>Avenida Joaquim José Diniz, 855 - Fernão Dias</text:p>
          </table:table-cell>
          <table:table-cell table:number-columns-repeated="68"/>
          <table:table-cell table:style-name="ce3"/>
          <table:table-cell table:number-columns-repeated="3"/>
          <table:table-cell table:style-name="ce3"/>
          <table:table-cell table:number-columns-repeated="68"/>
          <table:table-cell table:style-name="ce3"/>
        </table:table-row>
        <table:table-row table:style-name="ro2">
          <table:table-cell office:value-type="string" calcext:value-type="string">
            <text:p>Rua Serra do Cipó, 170 - Conjunto Ribeiro de Abreu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5"/>
          <table:table-cell table:style-name="ce3" table:number-columns-repeated="2"/>
        </table:table-row>
        <table:table-row table:style-name="ro3">
          <table:table-cell office:value-type="string" calcext:value-type="string">
            <text:p>Rua Ilha de Malta, 353 - São Gabriel</text:p>
          </table:table-cell>
          <table:table-cell table:number-columns-repeated="64"/>
          <table:table-cell table:style-name="ce3" table:number-columns-repeated="6"/>
          <table:table-cell table:number-columns-repeated="71"/>
          <table:table-cell table:style-name="ce3"/>
        </table:table-row>
        <table:table-row table:style-name="ro3">
          <table:table-cell office:value-type="string" calcext:value-type="string">
            <text:p>Rua Manoel Passos, 580 - Santa Cruz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5"/>
          <table:table-cell table:style-name="ce3" table:number-columns-repeated="2"/>
        </table:table-row>
        <table:table-row table:style-name="ro5">
          <table:table-cell office:value-type="string" calcext:value-type="string">
            <text:p>Rua Pomba, 677 - Goiânia</text:p>
          </table:table-cell>
          <table:table-cell table:number-columns-repeated="64"/>
          <table:table-cell table:style-name="ce3" table:number-columns-repeated="6"/>
          <table:table-cell table:number-columns-repeated="71"/>
          <table:table-cell table:style-name="ce3"/>
        </table:table-row>
        <table:table-row table:style-name="ro7">
          <table:table-cell office:value-type="string" calcext:value-type="string">
            <text:p>Rua Dois Mil Quatrocentos e sessenta e seis, 30 - Jardim Vitória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7"/>
        </table:table-row>
        <table:table-row table:style-name="ro6">
          <table:table-cell office:value-type="string" calcext:value-type="string">
            <text:p>Rua Leôncio Chagas, 157 - União</text:p>
          </table:table-cell>
          <table:table-cell table:number-columns-repeated="64"/>
          <table:table-cell table:style-name="ce3" table:number-columns-repeated="6"/>
          <table:table-cell table:number-columns-repeated="72"/>
        </table:table-row>
        <table:table-row table:style-name="ro6">
          <table:table-cell office:value-type="string" calcext:value-type="string">
            <text:p>Rua Branca, 15 - Jardim Vitória</text:p>
          </table:table-cell>
          <table:table-cell table:number-columns-repeated="68"/>
          <table:table-cell table:style-name="ce3"/>
          <table:table-cell table:number-columns-repeated="53"/>
          <table:table-cell table:style-name="ce3" table:number-columns-repeated="3"/>
          <table:table-cell table:number-columns-repeated="17"/>
        </table:table-row>
        <table:table-row table:style-name="ro6">
          <table:table-cell office:value-type="string" calcext:value-type="string">
            <text:p>Rua Herculano Soares Rocha, 780 - Ipê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2">
          <table:table-cell office:value-type="string" calcext:value-type="string">
            <text:p>Rua Três Mil e Setenta e Quatro, 555 - Paulo VI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3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Rua Cruz de Malta, 73 - Nazaré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3">
          <table:table-cell office:value-type="string" calcext:value-type="string">
            <text:p>Rua Papa Honório III, 8 - Ouro-Minas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3" table:number-columns-repeated="3"/>
          <table:table-cell table:number-columns-repeated="17"/>
        </table:table-row>
        <table:table-row table:style-name="ro7">
          <table:table-cell office:value-type="string" calcext:value-type="string">
            <text:p>Rua Conceição Vidigal Paulucci, 150 - Palmares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2">
          <table:table-cell office:value-type="string" calcext:value-type="string">
            <text:p>Rua Dianópolis, 180 - Ribeiro de Abreu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3" table:number-columns-repeated="3"/>
          <table:table-cell table:number-columns-repeated="17"/>
        </table:table-row>
        <table:table-row table:style-name="ro3">
          <table:table-cell office:value-type="string" calcext:value-type="string">
            <text:p>Rua Paulista, 571 - São Marcos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3">
          <table:table-cell office:value-type="string" calcext:value-type="string">
            <text:p>Rua Aiuruoca, 455 - São Paulo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3" table:number-columns-repeated="3"/>
          <table:table-cell table:number-columns-repeated="17"/>
        </table:table-row>
        <table:table-row table:style-name="ro2">
          <table:table-cell office:value-type="string" calcext:value-type="string">
            <text:p>Avenida dos Sociais, 305 - Jardim Vitória</text:p>
          </table:table-cell>
          <table:table-cell table:number-columns-repeated="68"/>
          <table:table-cell table:style-name="ce3"/>
          <table:table-cell/>
          <table:table-cell table:style-name="ce3" table:number-columns-repeated="4"/>
          <table:table-cell table:number-columns-repeated="68"/>
        </table:table-row>
        <table:table-row table:style-name="ro3">
          <table:table-cell office:value-type="string" calcext:value-type="string">
            <text:p>Rua Bernardo Cisneiros, 559 - Bom Jesus</text:p>
          </table:table-cell>
          <table:table-cell table:number-columns-repeated="64"/>
          <table:table-cell table:style-name="ce3" table:number-columns-repeated="6"/>
          <table:table-cell table:number-columns-repeated="52"/>
          <table:table-cell table:style-name="ce3" office:value-type="string" calcext:value-type="string" table:number-columns-spanned="3" table:number-rows-spanned="1">
            <text:p> 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office:value-type="string" calcext:value-type="string">
            <text:p>Avenida das Castanholas, 277 - Califórnia</text:p>
          </table:table-cell>
          <table:table-cell table:number-columns-repeated="68"/>
          <table:table-cell table:style-name="ce3"/>
          <table:table-cell table:number-columns-repeated="3"/>
          <table:table-cell table:style-name="ce3"/>
          <table:table-cell table:number-columns-repeated="49"/>
          <table:table-cell table:style-name="ce3" office:value-type="string" calcext:value-type="string" table:number-columns-spanned="3" table:number-rows-spanned="1">
            <text:p><text:a xlink:href="javascript:window.print()" xlink:type="simple"> </text:a><text:a xlink:href="https://www.facebook.com/sharer/sharer.php?u=https://prefeitura.pbh.gov.br/saude/informacoes/atencao-a-saude/atencao-primaria/centro-de-saude/pampulha" xlink:type="simple"> </text:a><text:a xlink:href="https://x.com/share?url=https://prefeitura.pbh.gov.br/saude/informacoes/atencao-a-saude/atencao-primaria/centro-de-saude/pampulha;hashtags=prefeiturabh" xlink:type="simple"> </text:a>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Rua dos Violões, 570 - Califórnia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3">
          <table:table-cell office:value-type="string" calcext:value-type="string">
            <text:p>Rua Riachuelo, 35 - Carlos Prates</text:p>
          </table:table-cell>
          <table:table-cell table:number-columns-repeated="64"/>
          <table:table-cell table:style-name="ce3" table:number-columns-repeated="6"/>
          <table:table-cell table:number-columns-repeated="72"/>
        </table:table-row>
        <table:table-row table:style-name="ro3">
          <table:table-cell office:value-type="string" calcext:value-type="string">
            <text:p>Rua Eneida, 1583 - Coqueiros</text:p>
          </table:table-cell>
          <table:table-cell table:number-columns-repeated="68"/>
          <table:table-cell table:style-name="ce3"/>
          <table:table-cell/>
          <table:table-cell table:style-name="ce3" table:number-columns-repeated="4"/>
          <table:table-cell table:number-columns-repeated="68"/>
        </table:table-row>
        <table:table-row table:style-name="ro2">
          <table:table-cell office:value-type="string" calcext:value-type="string">
            <text:p>Rua Olinto Magalhães, 1.939 - Ipanema</text:p>
          </table:table-cell>
          <table:table-cell table:number-columns-repeated="64"/>
          <table:table-cell table:style-name="ce3" table:number-columns-repeated="6"/>
          <table:table-cell table:number-columns-repeated="2"/>
          <table:table-cell table:style-name="ce3"/>
          <table:table-cell table:number-columns-repeated="69"/>
        </table:table-row>
        <table:table-row table:style-name="ro2">
          <table:table-cell office:value-type="string" calcext:value-type="string">
            <text:p>Praça da Comunidade, 50 - Dom Cabral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3">
          <table:table-cell office:value-type="string" calcext:value-type="string">
            <text:p>Rua Paes de Abreu, 114 - Ermelinda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5">
          <table:table-cell office:value-type="string" calcext:value-type="string">
            <text:p>Rua Eneida, 955 - Glória</text:p>
          </table:table-cell>
          <table:table-cell table:number-columns-repeated="64"/>
          <table:table-cell table:style-name="ce3" table:number-columns-repeated="6"/>
          <table:table-cell table:number-columns-repeated="72"/>
        </table:table-row>
        <table:table-row table:style-name="ro3">
          <table:table-cell office:value-type="string" calcext:value-type="string">
            <text:p>Rua Caitité, 319 - Jardim Filadélfia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9">
          <table:table-cell office:value-type="string" calcext:value-type="string">
            <text:p>Rua Saúde, 455 - Padre Eustáquio (futuro Centro de Saúde Conselheiro Valdir Matos de Lima)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6">
          <table:table-cell office:value-type="string" calcext:value-type="string">
            <text:p>Rua Frei Luiz de Souza, 811 - João Pinheiro</text:p>
          </table:table-cell>
          <table:table-cell table:number-columns-repeated="64"/>
          <table:table-cell table:style-name="ce3" table:number-columns-repeated="6"/>
          <table:table-cell table:number-columns-repeated="72"/>
        </table:table-row>
        <table:table-row table:style-name="ro6">
          <table:table-cell office:value-type="string" calcext:value-type="string">
            <text:p>Rua Carioca, 820 - Padre Eustáquio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2">
          <table:table-cell office:value-type="string" calcext:value-type="string">
            <text:p>R. Escravo  Isidoro, 601 - Pedreira Prado Lopes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5">
          <table:table-cell office:value-type="string" calcext:value-type="string">
            <text:p>Rua Rutilo, 96 - Pindorama</text:p>
          </table:table-cell>
          <table:table-cell table:number-columns-repeated="64"/>
          <table:table-cell table:style-name="ce3" table:number-columns-repeated="6"/>
          <table:table-cell table:number-columns-repeated="72"/>
        </table:table-row>
        <table:table-row table:style-name="ro3">
          <table:table-cell office:value-type="string" calcext:value-type="string">
            <text:p>Rua Miosótis, 15B - Santo André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2">
          <table:table-cell office:value-type="string" calcext:value-type="string">
            <text:p>Rua Itapecerica, 555 - Lagoinha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2">
          <table:table-cell office:value-type="string" calcext:value-type="string">
            <text:p>Rua Waldomiro Lobo, 177 - Aarão Reis</text:p>
          </table:table-cell>
          <table:table-cell table:number-columns-repeated="64"/>
          <table:table-cell table:style-name="ce3" table:number-columns-repeated="6"/>
          <table:table-cell table:number-columns-repeated="72"/>
        </table:table-row>
        <table:table-row table:style-name="ro6">
          <table:table-cell office:value-type="string" calcext:value-type="string">
            <text:p>Rua Beija Flor, 370 - Planalto</text:p>
          </table:table-cell>
          <table:table-cell table:number-columns-repeated="64"/>
          <table:table-cell table:style-name="ce3" table:number-columns-repeated="6"/>
          <table:table-cell table:number-columns-repeated="72"/>
        </table:table-row>
        <table:table-row table:style-name="ro1">
          <table:table-cell office:value-type="string" calcext:value-type="string">
            <text:p>Travessa Dois mil Quatrocentos e Dezessete, 235 - Etelvina Carneiro</text:p>
          </table:table-cell>
          <table:table-cell table:number-columns-repeated="68"/>
          <table:table-cell table:style-name="ce3"/>
          <table:table-cell table:number-columns-repeated="73"/>
        </table:table-row>
        <table:table-row table:style-name="ro8">
          <table:table-cell office:value-type="string" calcext:value-type="string">
            <text:p>Rua Igaraúnas, 15, Floramar</text:p>
          </table:table-cell>
          <table:table-cell table:number-columns-repeated="64"/>
          <table:table-cell table:style-name="ce3"/>
          <table:table-cell table:number-columns-repeated="77"/>
        </table:table-row>
        <table:table-row table:style-name="ro6">
          <table:table-cell office:value-type="string" calcext:value-type="string">
            <text:p>Rua Pacaembu, 160 - Guarani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Ademar Dias Duarte, 240 - Heliópolis</text:p>
          </table:table-cell>
          <table:table-cell table:number-columns-repeated="142"/>
        </table:table-row>
        <table:table-row table:style-name="ro4">
          <table:table-cell office:value-type="string" calcext:value-type="string">
            <text:p>Rua Fanny Martins de Barros, 71 - Jardim Guanabara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Agenor de Paula Estrela, 1.110 - Jaqueline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João Pereira Lima, 50 - Jaqueline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28, 32 - Jardim Felicidade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Sônia Braz Xavier, 60 - Jardim Felicidade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Julio Ribeiro, 681 - Lajedo</text:p>
          </table:table-cell>
          <table:table-cell table:number-columns-repeated="142"/>
        </table:table-row>
        <table:table-row table:style-name="ro4">
          <table:table-cell office:value-type="string" calcext:value-type="string">
            <text:p>Rua Padre Argemiro Moreira, 11.900 - Maria Teresa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Avenida Detetive Eduardo Fernandes, 200 - Novo Aarão Reis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Oscar Lobo Pereira, 207 - Primeiro de Maio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São Sebastião, 30 - Providência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Armando Ribeiro dos Santos, 265 - São Bernardo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Santa Rosa, 54 - São Tomás</text:p>
          </table:table-cell>
          <table:table-cell table:number-columns-repeated="142"/>
        </table:table-row>
        <table:table-row table:style-name="ro5">
          <table:table-cell office:value-type="string" calcext:value-type="string">
            <text:p>Rua Jorge Amado, 91</text:p>
          </table:table-cell>
          <table:table-cell table:number-columns-repeated="142"/>
        </table:table-row>
        <table:table-row table:style-name="ro6">
          <table:table-cell office:value-type="string" calcext:value-type="string">
            <text:p>Rua Coquilhos, 85 - Zilah Spósito</text:p>
          </table:table-cell>
          <table:table-cell table:number-columns-repeated="142"/>
        </table:table-row>
        <table:table-row table:style-name="ro2">
          <table:table-cell office:value-type="string" calcext:value-type="string">
            <text:p>Rua Nelson de Senna, 90 - Cinquentenário</text:p>
          </table:table-cell>
          <table:table-cell table:number-columns-repeated="142"/>
        </table:table-row>
        <table:table-row table:style-name="ro5">
          <table:table-cell office:value-type="string" calcext:value-type="string">
            <text:p>Rua Canoas, 678 - Betânia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Centro Social, 536 - Cabana</text:p>
          </table:table-cell>
          <table:table-cell table:number-columns-repeated="142"/>
        </table:table-row>
        <table:table-row table:style-name="ro4">
          <table:table-cell office:value-type="string" calcext:value-type="string">
            <text:p>Rua Luiza Efigênia Silva, 413 (antigo 159) - Camargos 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Aguanil, 238 - Vista Alegre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Onã, 105 - Conjunto Betânia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Paulo Diniz Carneiro, 742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Rua Toledo, 481 - Vila Oeste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Avenida Amazonas, 4373 - Nova Suissa</text:p>
          </table:table-cell>
          <table:table-cell table:number-columns-repeated="142"/>
        </table:table-row>
        <table:table-row table:style-name="ro3">
          <table:table-cell office:value-type="string" calcext:value-type="string">
            <text:p>Avenida Dom João VI, 1.821 - Palmeiras</text:p>
          </table:table-cell>
          <table:table-cell table:number-columns-repeated="87"/>
          <table:table-cell table:style-name="ce8"/>
          <table:table-cell table:number-columns-repeated="54"/>
        </table:table-row>
        <table:table-row table:style-name="ro3">
          <table:table-cell office:value-type="string" calcext:value-type="string">
            <text:p>Rua Campina Verde, 375 - Salgado Filho</text:p>
          </table:table-cell>
          <table:table-cell table:number-columns-repeated="87"/>
          <table:table-cell table:style-name="ce8" table:number-columns-repeated="6"/>
          <table:table-cell table:number-columns-repeated="49"/>
        </table:table-row>
        <table:table-row table:style-name="ro3">
          <table:table-cell office:value-type="string" calcext:value-type="string">
            <text:p>Rua das Pérolas, 123 - Santa Maria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2">
          <table:table-cell office:value-type="string" calcext:value-type="string">
            <text:p>Rua Oscar Trompowsky, 1.698 -  Nova Granad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office:value-type="string" calcext:value-type="string">
            <text:p>Rua Corcovado, 1.522 - Jardim Améric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5">
          <table:table-cell office:value-type="string" calcext:value-type="string">
            <text:p>Rua Sêneca, 9 - Nova Cintra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4">
          <table:table-cell office:value-type="string" calcext:value-type="string">
            <text:p>Rua Guilherme P. Fonseca, 350 - Madre Gertrudes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3">
          <table:table-cell office:value-type="string" calcext:value-type="string">
            <text:p>Praça do Ensino, 240 - Alpes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office:value-type="string" calcext:value-type="string">
            <text:p>Avenida Amazonas, 8.889 - Madre Gertrudes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10">
          <table:table-cell office:value-type="string" calcext:value-type="string">
            <text:p>Rua Policarpo de Magalhães Viotti, 261, esquina com a Avenida Clóvis Salgado, 710 - Bandeirantes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office:value-type="string" calcext:value-type="string">
            <text:p>Expedicionário Celso Racioppi, 610 - Ouro Preto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2">
          <table:table-cell office:value-type="string" calcext:value-type="string">
            <text:p>Av. Presidente Tancredo Neves, 4.210 - Paquetá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office:value-type="string" calcext:value-type="string">
            <text:p>Rua Engenho do Sol, 580 - Engenho Nogueira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3">
          <table:table-cell office:value-type="string" calcext:value-type="string">
            <text:p>Rua Jonas Jean, 77 - Ouro Preto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3">
          <table:table-cell office:value-type="string" calcext:value-type="string">
            <text:p>Rua Boaventura, 1.900 - Liberdade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2">
          <table:table-cell office:value-type="string" calcext:value-type="string">
            <text:p>Avenida João XXIII,  1.233 -  Alípio de Melo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3">
          <table:table-cell office:value-type="string" calcext:value-type="string">
            <text:p>Rua Antero de Quental, 185 - Santa Branc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office:value-type="string" calcext:value-type="string">
            <text:p>Avenida Bueno Siqueira, 100 - Universitário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4">
          <table:table-cell office:value-type="string" calcext:value-type="string">
            <text:p>Rua Senador Virgílio Távora, 157 - Santa Terezinh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3">
          <table:table-cell office:value-type="string" calcext:value-type="string">
            <text:p>Rua Viana do Castelo, 485 - São Francisco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3">
          <table:table-cell office:value-type="string" calcext:value-type="string">
            <text:p>Rua Violeta de Melo, 655 - São José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4">
          <table:table-cell office:value-type="string" calcext:value-type="string">
            <text:p>Rua São José da Safira, 99 - Conjunto Celso Machado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3">
          <table:table-cell office:value-type="string" calcext:value-type="string">
            <text:p>Rua Carlos Lacerda, 1.010 - Trevo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7">
          <table:table-cell table:style-name="ce4" office:value-type="string" calcext:value-type="string">
            <text:p>Rua  Ministro Oliveira Salazar, 1.186 - Santa Mônic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7">
          <table:table-cell table:style-name="ce4" office:value-type="string" calcext:value-type="string">
            <text:p>Rua Mariana Amélia de Azevedo, 21 - São João Batista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7">
          <table:table-cell table:style-name="ce4" office:value-type="string" calcext:value-type="string">
            <text:p> Rua Radialista Romeu Barbosa, 123  - Céu Azul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3">
          <table:table-cell table:style-name="ce4" office:value-type="string" calcext:value-type="string">
            <text:p>Rua Inglaterra, 940 - Copacaban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table:style-name="ce4" office:value-type="string" calcext:value-type="string">
            <text:p>Rua Maria da Paz Maia, 168 - Jardim Comerciários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2">
          <table:table-cell table:style-name="ce4" office:value-type="string" calcext:value-type="string">
            <text:p>Rua Edimburgo, 140 - Jardim Europ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table:style-name="ce4" office:value-type="string" calcext:value-type="string">
            <text:p>Rua Coronel Antônio Lopes Coelho, 269 - Jardim Leblon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6">
          <table:table-cell table:style-name="ce4" office:value-type="string" calcext:value-type="string">
            <text:p>Rua José Sabino Maciel, 176 - Lago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table:style-name="ce4" office:value-type="string" calcext:value-type="string">
            <text:p>Rua César Salles Barbosa, 600 - Mantiqueira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2">
          <table:table-cell table:style-name="ce4" office:value-type="string" calcext:value-type="string">
            <text:p>Rua Capitão Sérgio Pires, 226 - Minas Caix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table:style-name="ce4" office:value-type="string" calcext:value-type="string">
            <text:p>Rua Wilton Marques Pereira, 10 - Nova York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2">
          <table:table-cell table:style-name="ce4" office:value-type="string" calcext:value-type="string">
            <text:p>Rua João Ferreira da Silva, 248 - Mantiqueir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3">
          <table:table-cell table:style-name="ce4" office:value-type="string" calcext:value-type="string">
            <text:p>Rua Cravo da Índia, 11 - Piratininga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3">
          <table:table-cell table:style-name="ce4" office:value-type="string" calcext:value-type="string">
            <text:p>Rua Crisanto Muniz, 120 - Rio Branco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2">
          <table:table-cell table:style-name="ce4" office:value-type="string" calcext:value-type="string">
            <text:p>Rua dos Zapotecas, 98 - Santa Mônic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2">
          <table:table-cell table:style-name="ce4" office:value-type="string" calcext:value-type="string">
            <text:p>Rua Irineu Pinto, 255 - São João Batista</text:p>
          </table:table-cell>
          <table:table-cell table:number-columns-repeated="91"/>
          <table:table-cell table:style-name="ce3"/>
          <table:table-cell table:number-columns-repeated="50"/>
        </table:table-row>
        <table:table-row table:style-name="ro1">
          <table:table-cell table:style-name="ce4" office:value-type="string" calcext:value-type="string">
            <text:p>Rua Guido Leão, Praça Fabrício Soares da Silva, 10 - Serra Verde</text:p>
          </table:table-cell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11">
          <table:table-cell table:style-name="Default"/>
          <table:table-cell table:number-columns-repeated="91"/>
          <table:table-cell table:style-name="ce3"/>
          <table:table-cell table:number-columns-repeated="50"/>
        </table:table-row>
        <table:table-row table:style-name="ro11">
          <table:table-cell table:style-name="Default"/>
          <table:table-cell table:number-columns-repeated="87"/>
          <table:table-cell table:style-name="ce3" table:number-columns-repeated="6"/>
          <table:table-cell table:number-columns-repeated="49"/>
        </table:table-row>
        <table:table-row table:style-name="ro11" table:number-rows-repeated="2">
          <table:table-cell table:style-name="Default"/>
          <table:table-cell table:number-columns-repeated="91"/>
          <table:table-cell table:style-name="ce3"/>
          <table:table-cell table:number-columns-repeated="50"/>
        </table:table-row>
        <table:table-row table:style-name="ro11">
          <table:table-cell table:style-name="Default"/>
          <table:table-cell table:number-columns-repeated="87"/>
          <table:table-cell table:style-name="ce3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3:54:36.746216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9:41:21.415695478</meta:creation-date>
    <dc:date>2025-11-05T13:55:36.644040275</dc:date>
    <meta:editing-duration>PT17M55S</meta:editing-duration>
    <meta:editing-cycles>2</meta:editing-cycles>
    <meta:generator>LibreOffice/24.2.7.2$Linux_X86_64 LibreOffice_project/420$Build-2</meta:generator>
    <meta:document-statistic meta:table-count="1" meta:cell-count="156" meta:object-count="9"/>
  </office:meta>
</office:document-meta>
</file>